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1.3673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1.5854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Gradient Field</text:p>
          </table:table-cell>
          <table:table-cell table:number-columns-repeated="7"/>
          <table:table-cell>
            <draw:frame table:end-cell-address="Sheet1.R24" table:end-x="0.2697in" table:end-y="0.1138in" draw:z-index="0" draw:name="Chart 1" draw:style-name="gr1" svg:width="8in" svg:height="4in" svg:x="0.2709in" svg:y="0.0102in">
              <draw:object draw:notify-on-update-of-ranges="Sheet1.C31:Sheet1.E31 Sheet1.A2:Sheet1.A2 Sheet1.C14:Sheet1.E14 Sheet1.A16:Sheet1.A16 Sheet1.C28:Sheet1.E28 Sheet1.A30:Sheet1.A30 Sheet1.C42:Sheet1.E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Run</text:p>
          </table:table-cell>
          <table:table-cell office:value-type="string">
            <text:p>Delivered Packages</text:p>
          </table:table-cell>
          <table:table-cell office:value-type="string">
            <text:p>AVG Pickup Lateness</text:p>
          </table:table-cell>
          <table:table-cell office:value-type="string">
            <text:p>AVG Delivery Lateness</text:p>
          </table:table-cell>
          <table:table-cell office:value-type="string">
            <text:p>AVG Completion Time</text:p>
          </table:table-cell>
          <table:table-cell office:value-type="string">
            <text:p>AVG Distance For Delivery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478.38">
            <text:p>3478.38</text:p>
          </table:table-cell>
          <table:table-cell office:value-type="float" office:value="-2055.79166666667">
            <text:p>-2055.79166666667</text:p>
          </table:table-cell>
          <table:table-cell office:value-type="float" office:value="4837.66666666667">
            <text:p>4837.66666666667</text:p>
          </table:table-cell>
          <table:table-cell office:value-type="float" office:value="209.749305578733">
            <text:p>209.74930557873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778.76666666667">
            <text:p>2778.76666666667</text:p>
          </table:table-cell>
          <table:table-cell office:value-type="float" office:value="-845.80701754386">
            <text:p>-845.80701754386</text:p>
          </table:table-cell>
          <table:table-cell office:value-type="float" office:value="3755.24561403509">
            <text:p>3755.24561403509</text:p>
          </table:table-cell>
          <table:table-cell office:value-type="float" office:value="176.613450438621">
            <text:p>176.61345043862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3366.92592592593">
            <text:p>3366.92592592593</text:p>
          </table:table-cell>
          <table:table-cell office:value-type="float" office:value="-1482.36538461538">
            <text:p>-1482.36538461538</text:p>
          </table:table-cell>
          <table:table-cell office:value-type="float" office:value="4478.88461538462">
            <text:p>4478.88461538462</text:p>
          </table:table-cell>
          <table:table-cell office:value-type="float" office:value="193.608012916694">
            <text:p>193.60801291669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3111.40350877193">
            <text:p>3111.40350877193</text:p>
          </table:table-cell>
          <table:table-cell office:value-type="float" office:value="-1565.21818181818">
            <text:p>-1565.21818181818</text:p>
          </table:table-cell>
          <table:table-cell office:value-type="float" office:value="4215.94545454545">
            <text:p>4215.94545454545</text:p>
          </table:table-cell>
          <table:table-cell office:value-type="float" office:value="183.042121222248">
            <text:p>183.042121222248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3420.81132075472">
            <text:p>3420.81132075472</text:p>
          </table:table-cell>
          <table:table-cell office:value-type="float" office:value="-1703.1568627451">
            <text:p>-1703.1568627451</text:p>
          </table:table-cell>
          <table:table-cell office:value-type="float" office:value="4637.62745098039">
            <text:p>4637.62745098039</text:p>
          </table:table-cell>
          <table:table-cell office:value-type="float" office:value="197.403268006564">
            <text:p>197.403268006564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3114.43103448276">
            <text:p>3114.43103448276</text:p>
          </table:table-cell>
          <table:table-cell office:value-type="float" office:value="-1288.42857142857">
            <text:p>-1288.42857142857</text:p>
          </table:table-cell>
          <table:table-cell office:value-type="float" office:value="4147.08928571429">
            <text:p>4147.08928571429</text:p>
          </table:table-cell>
          <table:table-cell office:value-type="float" office:value="179.757738095263">
            <text:p>179.75773809526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3309.18181818182">
            <text:p>3309.18181818182</text:p>
          </table:table-cell>
          <table:table-cell office:value-type="float" office:value="-1457.57692307692">
            <text:p>-1457.57692307692</text:p>
          </table:table-cell>
          <table:table-cell office:value-type="float" office:value="4486.01923076923">
            <text:p>4486.01923076923</text:p>
          </table:table-cell>
          <table:table-cell office:value-type="float" office:value="193.571794946609">
            <text:p>193.571794946609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3533.26530612245">
            <text:p>3533.26530612245</text:p>
          </table:table-cell>
          <table:table-cell office:value-type="float" office:value="-1767.95652173913">
            <text:p>-1767.95652173913</text:p>
          </table:table-cell>
          <table:table-cell office:value-type="float" office:value="4728.9347826087">
            <text:p>4728.9347826087</text:p>
          </table:table-cell>
          <table:table-cell office:value-type="float" office:value="218.805072632881">
            <text:p>218.805072632881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720.08064516129">
            <text:p>2720.08064516129</text:p>
          </table:table-cell>
          <table:table-cell office:value-type="float" office:value="-596.35">
            <text:p>-596.35</text:p>
          </table:table-cell>
          <table:table-cell office:value-type="float" office:value="3631.13333333333">
            <text:p>3631.13333333333</text:p>
          </table:table-cell>
          <table:table-cell office:value-type="float" office:value="167.739166685209">
            <text:p>167.739166685209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3921.95454545455">
            <text:p>3921.95454545455</text:p>
          </table:table-cell>
          <table:table-cell office:value-type="float" office:value="-2470.40909090909">
            <text:p>-2470.40909090909</text:p>
          </table:table-cell>
          <table:table-cell office:value-type="float" office:value="5231.43181818182">
            <text:p>5231.43181818182</text:p>
          </table:table-cell>
          <table:table-cell office:value-type="float" office:value="228.779924242456">
            <text:p>228.779924242456</text:p>
          </table:table-cell>
          <table:table-cell table:number-columns-repeated="7"/>
        </table:table-row>
        <table:table-row table:style-name="ro1">
          <table:table-cell office:value-type="string">
            <text:p>Total Average</text:p>
          </table:table-cell>
          <table:table-cell office:value-type="float" office:value="52.1">
            <text:p>52.1</text:p>
          </table:table-cell>
          <table:table-cell office:value-type="float" office:value="3275.52007715221">
            <text:p>3275.52007715221</text:p>
          </table:table-cell>
          <table:table-cell office:value-type="float" office:value="-1523.30602205429">
            <text:p>-1523.30602205429</text:p>
          </table:table-cell>
          <table:table-cell office:value-type="float" office:value="4414.99782522196">
            <text:p>4414.99782522196</text:p>
          </table:table-cell>
          <table:table-cell office:value-type="float" office:value="194.906985476528">
            <text:p>194.90698547652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ontract Net</text:p>
          </table:table-cell>
          <table:table-cell table:number-columns-repeated="12"/>
        </table:table-row>
        <table:table-row table:style-name="ro1">
          <table:table-cell office:value-type="string">
            <text:p>Run</text:p>
          </table:table-cell>
          <table:table-cell office:value-type="string">
            <text:p>Delivered Packages</text:p>
          </table:table-cell>
          <table:table-cell office:value-type="string">
            <text:p>AVG Pickup Lateness</text:p>
          </table:table-cell>
          <table:table-cell office:value-type="string">
            <text:p>AVG Delivery Lateness</text:p>
          </table:table-cell>
          <table:table-cell office:value-type="string">
            <text:p>AVG Completion Time</text:p>
          </table:table-cell>
          <table:table-cell office:value-type="string">
            <text:p>AVG Distance For Delivery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2961.08">
            <text:p>2961.08</text:p>
          </table:table-cell>
          <table:table-cell office:value-type="float" office:value="-1330.12765957447">
            <text:p>-1330.12765957447</text:p>
          </table:table-cell>
          <table:table-cell office:value-type="float" office:value="4164.78723404255">
            <text:p>4164.78723404255</text:p>
          </table:table-cell>
          <table:table-cell office:value-type="float" office:value="191.165957541377">
            <text:p>191.16595754137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375.44680851064">
            <text:p>3375.44680851064</text:p>
          </table:table-cell>
          <table:table-cell office:value-type="float" office:value="-1679.55555555556">
            <text:p>-1679.55555555556</text:p>
          </table:table-cell>
          <table:table-cell office:value-type="float" office:value="4604.64444444444">
            <text:p>4604.64444444444</text:p>
          </table:table-cell>
          <table:table-cell office:value-type="float" office:value="207.568889074089">
            <text:p>207.568889074089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209.21276595745">
            <text:p>3209.21276595745</text:p>
          </table:table-cell>
          <table:table-cell office:value-type="float" office:value="-1543.24444444444">
            <text:p>-1543.24444444444</text:p>
          </table:table-cell>
          <table:table-cell office:value-type="float" office:value="4412">
            <text:p>4412</text:p>
          </table:table-cell>
          <table:table-cell office:value-type="float" office:value="208.052222234583">
            <text:p>208.05222223458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3126.7380952381">
            <text:p>3126.7380952381</text:p>
          </table:table-cell>
          <table:table-cell office:value-type="float" office:value="-1262.38095238095">
            <text:p>-1262.38095238095</text:p>
          </table:table-cell>
          <table:table-cell office:value-type="float" office:value="4103.66666666667">
            <text:p>4103.66666666667</text:p>
          </table:table-cell>
          <table:table-cell office:value-type="float" office:value="186.190476190454">
            <text:p>186.19047619045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343.39534883721">
            <text:p>4343.39534883721</text:p>
          </table:table-cell>
          <table:table-cell office:value-type="float" office:value="-2958.95">
            <text:p>-2958.95</text:p>
          </table:table-cell>
          <table:table-cell office:value-type="float" office:value="5720.375">
            <text:p>5720.375</text:p>
          </table:table-cell>
          <table:table-cell office:value-type="float" office:value="224.285000027785">
            <text:p>224.285000027785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879.38775510204">
            <text:p>3879.38775510204</text:p>
          </table:table-cell>
          <table:table-cell office:value-type="float" office:value="-2225.55319148936">
            <text:p>-2225.55319148936</text:p>
          </table:table-cell>
          <table:table-cell office:value-type="float" office:value="5008.40425531915">
            <text:p>5008.40425531915</text:p>
          </table:table-cell>
          <table:table-cell office:value-type="float" office:value="195.510638392446">
            <text:p>195.510638392446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3158.05882352941">
            <text:p>3158.05882352941</text:p>
          </table:table-cell>
          <table:table-cell office:value-type="float" office:value="-1599.625">
            <text:p>-1599.625</text:p>
          </table:table-cell>
          <table:table-cell office:value-type="float" office:value="4145.08333333333">
            <text:p>4145.08333333333</text:p>
          </table:table-cell>
          <table:table-cell office:value-type="float" office:value="198.545139062518">
            <text:p>198.54513906251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3253.28846153846">
            <text:p>3253.28846153846</text:p>
          </table:table-cell>
          <table:table-cell office:value-type="float" office:value="-1104.72549019608">
            <text:p>-1104.72549019608</text:p>
          </table:table-cell>
          <table:table-cell office:value-type="float" office:value="4080.90196078431">
            <text:p>4080.90196078431</text:p>
          </table:table-cell>
          <table:table-cell office:value-type="float" office:value="182.917647124196">
            <text:p>182.917647124196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3613.06382978723">
            <text:p>3613.06382978723</text:p>
          </table:table-cell>
          <table:table-cell office:value-type="float" office:value="-2010.80434782609">
            <text:p>-2010.80434782609</text:p>
          </table:table-cell>
          <table:table-cell office:value-type="float" office:value="4732.5">
            <text:p>4732.5</text:p>
          </table:table-cell>
          <table:table-cell office:value-type="float" office:value="198.682608743971">
            <text:p>198.682608743971</text:p>
          </table:table-cell>
          <table:table-cell/>
          <table:table-cell>
            <draw:frame table:end-cell-address="Sheet1.M49" table:end-x="0.211in" table:end-y="0.0969in" draw:z-index="1" draw:name="Chart 2" draw:style-name="gr1" svg:width="4in" svg:height="4in" svg:x="0.6563in" svg:y="0.1705in">
              <draw:object draw:notify-on-update-of-ranges="Sheet1.B31:Sheet1.B31 Sheet1.A2:Sheet1.A2 Sheet1.B14:Sheet1.B14 Sheet1.A16:Sheet1.A16 Sheet1.B28:Sheet1.B28 Sheet1.A30:Sheet1.A30 Sheet1.B42:Sheet1.B4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R48" table:end-x="0.352in" table:end-y="0.1181in" draw:z-index="2" draw:name="Chart 3" draw:style-name="gr1" svg:width="4in" svg:height="4in" svg:x="0.7969in" svg:y="0.0146in">
              <draw:object draw:notify-on-update-of-ranges="Sheet1.F31:Sheet1.F31 Sheet1.A2:Sheet1.A2 Sheet1.F14:Sheet1.F14 Sheet1.A16:Sheet1.A16 Sheet1.F28:Sheet1.F28 Sheet1.A30:Sheet1.A30 Sheet1.F42:Sheet1.F4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3710.55102040816">
            <text:p>3710.55102040816</text:p>
          </table:table-cell>
          <table:table-cell office:value-type="float" office:value="-1911.91666666667">
            <text:p>-1911.91666666667</text:p>
          </table:table-cell>
          <table:table-cell office:value-type="float" office:value="4842.72916666667">
            <text:p>4842.72916666667</text:p>
          </table:table-cell>
          <table:table-cell office:value-type="float" office:value="194.889236168995">
            <text:p>194.889236168995</text:p>
          </table:table-cell>
          <table:table-cell table:number-columns-repeated="7"/>
        </table:table-row>
        <table:table-row table:style-name="ro1">
          <table:table-cell office:value-type="string">
            <text:p>Total Average</text:p>
          </table:table-cell>
          <table:table-cell office:value-type="float" office:value="45.9">
            <text:p>45.9</text:p>
          </table:table-cell>
          <table:table-cell office:value-type="float" office:value="3463.02229089087">
            <text:p>3463.02229089087</text:p>
          </table:table-cell>
          <table:table-cell office:value-type="float" office:value="-1762.68833081336">
            <text:p>-1762.68833081336</text:p>
          </table:table-cell>
          <table:table-cell office:value-type="float" office:value="4581.50920612571">
            <text:p>4581.50920612571</text:p>
          </table:table-cell>
          <table:table-cell office:value-type="float" office:value="198.780781456041">
            <text:p>198.78078145604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elegate MAS</text:p>
          </table:table-cell>
          <table:table-cell table:number-columns-repeated="12"/>
        </table:table-row>
        <table:table-row table:style-name="ro1">
          <table:table-cell office:value-type="string">
            <text:p>Run</text:p>
          </table:table-cell>
          <table:table-cell office:value-type="string">
            <text:p>Delivered Packages</text:p>
          </table:table-cell>
          <table:table-cell office:value-type="string">
            <text:p>AVG Pickup Lateness</text:p>
          </table:table-cell>
          <table:table-cell office:value-type="string">
            <text:p>AVG Delivery Lateness</text:p>
          </table:table-cell>
          <table:table-cell office:value-type="string">
            <text:p>AVG Completion Time</text:p>
          </table:table-cell>
          <table:table-cell office:value-type="string">
            <text:p>AVG Distance For Delivery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275.59375">
            <text:p>5275.59375</text:p>
          </table:table-cell>
          <table:table-cell office:value-type="float" office:value="-3978.8">
            <text:p>-3978.8</text:p>
          </table:table-cell>
          <table:table-cell office:value-type="float" office:value="6702.56666666667">
            <text:p>6702.56666666667</text:p>
          </table:table-cell>
          <table:table-cell office:value-type="float" office:value="335.443333629676">
            <text:p>335.44333362967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4483.45945945946">
            <text:p>4483.45945945946</text:p>
          </table:table-cell>
          <table:table-cell office:value-type="float" office:value="-2551.88571428571">
            <text:p>-2551.88571428571</text:p>
          </table:table-cell>
          <table:table-cell office:value-type="float" office:value="5416.17142857143">
            <text:p>5416.17142857143</text:p>
          </table:table-cell>
          <table:table-cell office:value-type="float" office:value="287.527619174643">
            <text:p>287.52761917464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5456.59375">
            <text:p>5456.59375</text:p>
          </table:table-cell>
          <table:table-cell office:value-type="float" office:value="-4077.03225806452">
            <text:p>-4077.03225806452</text:p>
          </table:table-cell>
          <table:table-cell office:value-type="float" office:value="6900.16129032258">
            <text:p>6900.16129032258</text:p>
          </table:table-cell>
          <table:table-cell office:value-type="float" office:value="324.68279586026">
            <text:p>324.6827958602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819.36842105263">
            <text:p>4819.36842105263</text:p>
          </table:table-cell>
          <table:table-cell office:value-type="float" office:value="-2745.80555555556">
            <text:p>-2745.80555555556</text:p>
          </table:table-cell>
          <table:table-cell office:value-type="float" office:value="5726.02777777778">
            <text:p>5726.02777777778</text:p>
          </table:table-cell>
          <table:table-cell office:value-type="float" office:value="279.457407484607">
            <text:p>279.45740748460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599.225">
            <text:p>4599.225</text:p>
          </table:table-cell>
          <table:table-cell office:value-type="float" office:value="-2875">
            <text:p>-2875</text:p>
          </table:table-cell>
          <table:table-cell office:value-type="float" office:value="5738.30769230769">
            <text:p>5738.30769230769</text:p>
          </table:table-cell>
          <table:table-cell office:value-type="float" office:value="257.957692378953">
            <text:p>257.95769237895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5081.47058823529">
            <text:p>5081.47058823529</text:p>
          </table:table-cell>
          <table:table-cell office:value-type="float" office:value="-3691.75757575758">
            <text:p>-3691.75757575758</text:p>
          </table:table-cell>
          <table:table-cell office:value-type="float" office:value="6442">
            <text:p>6442</text:p>
          </table:table-cell>
          <table:table-cell office:value-type="float" office:value="304.942424343477">
            <text:p>304.942424343477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218.67647058824">
            <text:p>5218.67647058824</text:p>
          </table:table-cell>
          <table:table-cell office:value-type="float" office:value="-3447.78787878788">
            <text:p>-3447.78787878788</text:p>
          </table:table-cell>
          <table:table-cell office:value-type="float" office:value="6463.81818181818">
            <text:p>6463.81818181818</text:p>
          </table:table-cell>
          <table:table-cell office:value-type="float" office:value="304.920202171759">
            <text:p>304.920202171759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4874.67567567568">
            <text:p>4874.67567567568</text:p>
          </table:table-cell>
          <table:table-cell office:value-type="float" office:value="-3044.16216216216">
            <text:p>-3044.16216216216</text:p>
          </table:table-cell>
          <table:table-cell office:value-type="float" office:value="5886.13513513514">
            <text:p>5886.13513513514</text:p>
          </table:table-cell>
          <table:table-cell office:value-type="float" office:value="271.891441486524">
            <text:p>271.891441486524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4396.38636363636">
            <text:p>4396.38636363636</text:p>
          </table:table-cell>
          <table:table-cell office:value-type="float" office:value="-2279.58536585366">
            <text:p>-2279.58536585366</text:p>
          </table:table-cell>
          <table:table-cell office:value-type="float" office:value="5216">
            <text:p>5216</text:p>
          </table:table-cell>
          <table:table-cell office:value-type="float" office:value="245.359349701931">
            <text:p>245.359349701931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4420.25">
            <text:p>4420.25</text:p>
          </table:table-cell>
          <table:table-cell office:value-type="float" office:value="-2505.09302325581">
            <text:p>-2505.09302325581</text:p>
          </table:table-cell>
          <table:table-cell office:value-type="float" office:value="5445">
            <text:p>5445</text:p>
          </table:table-cell>
          <table:table-cell office:value-type="float" office:value="233.944961369541">
            <text:p>233.944961369541</text:p>
          </table:table-cell>
          <table:table-cell table:number-columns-repeated="7"/>
        </table:table-row>
        <table:table-row table:style-name="ro1">
          <table:table-cell office:value-type="string">
            <text:p>Total Average</text:p>
          </table:table-cell>
          <table:table-cell office:value-type="float" office:value="35.8">
            <text:p>35.8</text:p>
          </table:table-cell>
          <table:table-cell office:value-type="float" office:value="4862.56994786477">
            <text:p>4862.56994786477</text:p>
          </table:table-cell>
          <table:table-cell office:value-type="float" office:value="-3119.69095337229">
            <text:p>-3119.69095337229</text:p>
          </table:table-cell>
          <table:table-cell office:value-type="float" office:value="5993.61881725995">
            <text:p>5993.61881725995</text:p>
          </table:table-cell>
          <table:table-cell office:value-type="float" office:value="284.612722760137">
            <text:p>284.612722760137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13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Michiel Staessen</dc:creator>
    <dc:date>2012-06-06T13:32:04</dc:date>
    <meta:editing-cycles>4</meta:editing-cycles>
    <meta:editing-duration>PT06H08M54S</meta:editing-duration>
    <meta:generator>OpenOffice.org/3.2$Linux OpenOffice.org_project/320m12$Build-9483</meta:generator>
    <meta:document-statistic meta:table-count="1" meta:cell-count="2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a3935" draw:fill="none" draw:fill-color="#000000"/>
      <style:text-properties fo:color="#3a3935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minimum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0.321cm" svg:height="10.161cm" xlink:href=".." chart:class="chart:bar" chart:style-name="ch1">
        <chart:title svg:x="7.382cm" svg:y="0.204cm" chart:style-name="ch2">
          <text:p>latenesses &amp; completion time</text:p>
        </chart:title>
        <chart:subtitle svg:x="9.234cm" svg:y="0.91cm" chart:style-name="ch3">
          <text:p>10x10 Grid</text:p>
        </chart:subtitle>
        <chart:legend chart:legend-position="end" svg:x="17.466cm" svg:y="4.423cm" chart:style-name="ch4"/>
        <chart:plot-area chart:style-name="ch5" table:cell-range-address="Sheet1.C31:Sheet1.E31 Sheet1.A2:Sheet1.A2 Sheet1.C14:Sheet1.E14 Sheet1.A16:Sheet1.A16 Sheet1.C28:Sheet1.E28 Sheet1.A30:Sheet1.A30 Sheet1.C42:Sheet1.E42" chart:data-source-has-labels="both" svg:x="0.611cm" svg:y="1.564cm" svg:width="16.45cm" svg:height="8.191cm">
          <chart:axis chart:dimension="x" chart:name="primary-x" chart:style-name="ch6">
            <chart:categories table:cell-range-address="Sheet1.C31:Sheet1.E31"/>
          </chart:axis>
          <chart:axis chart:dimension="y" chart:name="primary-y" chart:style-name="ch7">
            <chart:title svg:x="0.407cm" svg:y="6.718cm" chart:style-name="ch8">
              <text:p>virtual minutes</text:p>
            </chart:title>
            <chart:grid chart:style-name="ch9" chart:class="major"/>
          </chart:axis>
          <chart:series chart:style-name="ch10" chart:values-cell-range-address="Sheet1.C14:Sheet1.E14" chart:label-cell-address="Sheet1.A2:Sheet1.A2" chart:class="chart:bar">
            <chart:data-point chart:repeated="3"/>
          </chart:series>
          <chart:series chart:style-name="ch11" chart:values-cell-range-address="Sheet1.C28:Sheet1.E28" chart:label-cell-address="Sheet1.A16:Sheet1.A16" chart:class="chart:bar">
            <chart:data-point chart:repeated="3"/>
          </chart:series>
          <chart:series chart:style-name="ch12" chart:values-cell-range-address="Sheet1.C42:Sheet1.E42" chart:label-cell-address="Sheet1.A30:Sheet1.A3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1:Sheet1.E31">AVG Pickup Lateness</text:p>
              </table:table-cell>
              <table:table-cell office:value-type="string">
                <text:p>AVG Delivery Lateness</text:p>
              </table:table-cell>
              <table:table-cell office:value-type="string">
                <text:p>AVG Completion Tim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Gradient Field</text:p>
              </table:table-cell>
              <table:table-cell office:value-type="float" office:value="3275.52007715221">
                <text:p text:id="Sheet1.C14:Sheet1.E14">3275.52007715221</text:p>
              </table:table-cell>
              <table:table-cell office:value-type="float" office:value="-1523.30602205429">
                <text:p>-1523.30602205429</text:p>
              </table:table-cell>
              <table:table-cell office:value-type="float" office:value="4414.99782522196">
                <text:p>4414.99782522196</text:p>
              </table:table-cell>
            </table:table-row>
            <table:table-row>
              <table:table-cell office:value-type="string">
                <text:p text:id="Sheet1.A16:Sheet1.A16">Contract Net</text:p>
              </table:table-cell>
              <table:table-cell office:value-type="float" office:value="3463.02229089087">
                <text:p text:id="Sheet1.C28:Sheet1.E28">3463.02229089087</text:p>
              </table:table-cell>
              <table:table-cell office:value-type="float" office:value="-1762.68833081336">
                <text:p>-1762.68833081336</text:p>
              </table:table-cell>
              <table:table-cell office:value-type="float" office:value="4581.50920612571">
                <text:p>4581.50920612571</text:p>
              </table:table-cell>
            </table:table-row>
            <table:table-row>
              <table:table-cell office:value-type="string">
                <text:p text:id="Sheet1.A30:Sheet1.A30">Delegate MAS</text:p>
              </table:table-cell>
              <table:table-cell office:value-type="float" office:value="4862.56994786477">
                <text:p text:id="Sheet1.C42:Sheet1.E42">4862.56994786477</text:p>
              </table:table-cell>
              <table:table-cell office:value-type="float" office:value="-3119.69095337229">
                <text:p>-3119.69095337229</text:p>
              </table:table-cell>
              <table:table-cell office:value-type="float" office:value="5993.61881725995">
                <text:p>5993.61881725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a3935" draw:fill="none" draw:fill-color="#000000"/>
      <style:text-properties fo:color="#3a3935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0.161cm" svg:height="10.161cm" xlink:href=".." chart:class="chart:bar" chart:style-name="ch1">
        <chart:title svg:x="4.18cm" svg:y="0.204cm" chart:style-name="ch2">
          <text:p>deliveries</text:p>
        </chart:title>
        <chart:subtitle svg:x="4.154cm" svg:y="0.91cm" chart:style-name="ch3">
          <text:p>10x10 Grid</text:p>
        </chart:subtitle>
        <chart:legend chart:legend-position="end" svg:x="7.509cm" svg:y="4.423cm" chart:style-name="ch4"/>
        <chart:plot-area chart:style-name="ch5" table:cell-range-address="Sheet1.B31:Sheet1.B31 Sheet1.A2:Sheet1.A2 Sheet1.B14:Sheet1.B14 Sheet1.A16:Sheet1.A16 Sheet1.B28:Sheet1.B28 Sheet1.A30:Sheet1.A30 Sheet1.B42:Sheet1.B42" chart:data-source-has-labels="both" svg:x="0.205cm" svg:y="1.564cm" svg:width="7.102cm" svg:height="8.191cm">
          <chart:axis chart:dimension="x" chart:name="primary-x" chart:style-name="ch6">
            <chart:categories table:cell-range-address="Sheet1.B31:Sheet1.B31"/>
          </chart:axis>
          <chart:axis chart:dimension="y" chart:name="primary-y" chart:style-name="ch7">
            <chart:title svg:x="0.204cm" svg:y="6.36cm" chart:style-name="ch8">
              <text:p>deliveries</text:p>
            </chart:title>
            <chart:grid chart:style-name="ch9" chart:class="major"/>
          </chart:axis>
          <chart:series chart:style-name="ch10" chart:values-cell-range-address="Sheet1.B14:Sheet1.B14" chart:label-cell-address="Sheet1.A2:Sheet1.A2" chart:class="chart:bar">
            <chart:data-point/>
          </chart:series>
          <chart:series chart:style-name="ch11" chart:values-cell-range-address="Sheet1.B28:Sheet1.B28" chart:label-cell-address="Sheet1.A16:Sheet1.A16" chart:class="chart:bar">
            <chart:data-point/>
          </chart:series>
          <chart:series chart:style-name="ch12" chart:values-cell-range-address="Sheet1.B42:Sheet1.B42" chart:label-cell-address="Sheet1.A30:Sheet1.A3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Gradient Field</text:p>
              </table:table-cell>
              <table:table-cell office:value-type="string">
                <text:p text:id="Sheet1.A16:Sheet1.A16">Contract Net</text:p>
              </table:table-cell>
              <table:table-cell office:value-type="string">
                <text:p text:id="Sheet1.A30:Sheet1.A30">Delegate MAS</text:p>
              </table:table-cell>
            </table:table-row>
          </table:table-header-rows>
          <table:table-rows>
            <table:table-row>
              <table:table-cell office:value-type="string">
                <text:p text:id="Sheet1.B31:Sheet1.B31">Delivered Packages</text:p>
              </table:table-cell>
              <table:table-cell office:value-type="float" office:value="52.1">
                <text:p text:id="Sheet1.B14:Sheet1.B14">52.1</text:p>
              </table:table-cell>
              <table:table-cell office:value-type="float" office:value="45.9">
                <text:p text:id="Sheet1.B28:Sheet1.B28">45.9</text:p>
              </table:table-cell>
              <table:table-cell office:value-type="float" office:value="35.8">
                <text:p text:id="Sheet1.B42:Sheet1.B42">35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a3935" draw:fill="none" draw:fill-color="#000000"/>
      <style:text-properties fo:color="#3a3935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0.161cm" svg:height="10.161cm" xlink:href=".." chart:class="chart:bar" chart:style-name="ch1">
        <chart:title svg:x="2.302cm" svg:y="0.204cm" chart:style-name="ch2">
          <text:p>average distance for delivery</text:p>
        </chart:title>
        <chart:subtitle svg:x="4.154cm" svg:y="0.91cm" chart:style-name="ch3">
          <text:p>10x10 Grid</text:p>
        </chart:subtitle>
        <chart:legend chart:legend-position="end" svg:x="7.509cm" svg:y="4.423cm" chart:style-name="ch4"/>
        <chart:plot-area chart:style-name="ch5" table:cell-range-address="Sheet1.F31:Sheet1.F31 Sheet1.A2:Sheet1.A2 Sheet1.F14:Sheet1.F14 Sheet1.A16:Sheet1.A16 Sheet1.F28:Sheet1.F28 Sheet1.A30:Sheet1.A30 Sheet1.F42:Sheet1.F42" chart:data-source-has-labels="both" svg:x="0.205cm" svg:y="1.564cm" svg:width="7.102cm" svg:height="8.191cm">
          <chart:axis chart:dimension="x" chart:name="primary-x" chart:style-name="ch6">
            <chart:categories table:cell-range-address="Sheet1.F31:Sheet1.F31"/>
          </chart:axis>
          <chart:axis chart:dimension="y" chart:name="primary-y" chart:style-name="ch7">
            <chart:title svg:x="0.204cm" svg:y="6.744cm" chart:style-name="ch8">
              <text:p>virtual distance</text:p>
            </chart:title>
            <chart:grid chart:style-name="ch9" chart:class="major"/>
          </chart:axis>
          <chart:series chart:style-name="ch10" chart:values-cell-range-address="Sheet1.F14:Sheet1.F14" chart:label-cell-address="Sheet1.A2:Sheet1.A2" chart:class="chart:bar">
            <chart:data-point/>
          </chart:series>
          <chart:series chart:style-name="ch11" chart:values-cell-range-address="Sheet1.F28:Sheet1.F28" chart:label-cell-address="Sheet1.A16:Sheet1.A16" chart:class="chart:bar">
            <chart:data-point/>
          </chart:series>
          <chart:series chart:style-name="ch12" chart:values-cell-range-address="Sheet1.F42:Sheet1.F42" chart:label-cell-address="Sheet1.A30:Sheet1.A3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Gradient Field</text:p>
              </table:table-cell>
              <table:table-cell office:value-type="string">
                <text:p text:id="Sheet1.A16:Sheet1.A16">Contract Net</text:p>
              </table:table-cell>
              <table:table-cell office:value-type="string">
                <text:p text:id="Sheet1.A30:Sheet1.A30">Delegate MAS</text:p>
              </table:table-cell>
            </table:table-row>
          </table:table-header-rows>
          <table:table-rows>
            <table:table-row>
              <table:table-cell office:value-type="string">
                <text:p text:id="Sheet1.F31:Sheet1.F31">AVG Distance For Delivery</text:p>
              </table:table-cell>
              <table:table-cell office:value-type="float" office:value="194.906985476528">
                <text:p text:id="Sheet1.F14:Sheet1.F14">194.906985476528</text:p>
              </table:table-cell>
              <table:table-cell office:value-type="float" office:value="198.780781456041">
                <text:p text:id="Sheet1.F28:Sheet1.F28">198.780781456041</text:p>
              </table:table-cell>
              <table:table-cell office:value-type="float" office:value="284.612722760137">
                <text:p text:id="Sheet1.F42:Sheet1.F42">284.612722760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